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ff" draw:marker-start-width="0.124cm" draw:marker-end-width="0.124cm" draw:fill="solid" draw:fill-color="#000080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ff" draw:marker-start-width="0.2cm" draw:marker-end-width="0.2cm" draw:fill="solid" draw:fill-color="#000080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cm" svg:stroke-color="#0000ff" draw:marker-start-width="0.2cm" draw:marker-end-width="0.2cm" draw:fill="solid" draw:fill-color="#000080" draw:opacity="100%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00ff00" draw:marker-start-width="0.124cm" draw:marker-end-width="0.124cm" draw:fill="none" draw:fill-color="#000080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solid" svg:stroke-width="0cm" svg:stroke-color="#0000ff" draw:marker-start-width="0.2cm" draw:marker-end-width="0.2cm" draw:fill="none" draw:fill-color="#008080" draw:opacity="100%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solid" svg:stroke-width="0cm" svg:stroke-color="#0000ff" draw:marker-start-width="0.2cm" draw:marker-end-width="0.2cm" draw:fill="none" draw:fill-color="#008080" draw:opacity="100%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color="#000080" draw:fill="none" draw:textarea-horizontal-align="center" draw:textarea-vertical-align="middle"/>
    </style:style>
    <style:style style:name="gr9" style:family="graphic" style:parent-style-name="standard">
      <style:graphic-properties svg:stroke-width="0cm" svg:stroke-color="#800000" draw:marker-start-width="0.124cm" draw:marker-end-width="0.124cm" draw:fill="none" draw:fill-color="#008080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808000" draw:marker-start-width="0.2cm" draw:marker-end-width="0.2cm" draw:fill="none" draw:fill-color="#008080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 style:list-style-name="L1">
      <style:graphic-properties draw:stroke="solid" draw:stroke-dash="Dash_20_2" svg:stroke-width="0.102cm" svg:stroke-color="#ff00ff" draw:marker-start="" draw:marker-start-width="0.352cm" draw:marker-start-center="false" draw:marker-end="" draw:marker-end-width="0.352cm" draw:marker-end-center="false" svg:stroke-opacity="100%" draw:stroke-linejoin="round" draw:fill="none" draw:fill-color="#0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102cm" svg:stroke-color="#ff00ff" draw:marker-start="" draw:marker-start-width="0.352cm" draw:marker-start-center="false" draw:marker-end="" draw:marker-end-width="0.352cm" draw:marker-end-center="false" svg:stroke-opacity="100%" draw:stroke-linejoin="round" draw:fill="none" draw:fill-color="#0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102cm" svg:stroke-color="#ff00ff" draw:marker-start="" draw:marker-start-width="0.352cm" draw:marker-start-center="false" draw:marker-end="" draw:marker-end-width="0.352cm" draw:marker-end-center="false" svg:stroke-opacity="100%" draw:stroke-linejoin="round" draw:fill="none" draw:fill-color="#0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cm" svg:stroke-color="#ff0000" draw:marker-start-width="0.2cm" draw:marker-end-width="0.2cm" draw:fill="none" draw:fill-color="#008080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 style:list-style-name="L1">
      <style:graphic-properties draw:stroke="solid" draw:stroke-dash="Dash_20_2" svg:stroke-width="0.102cm" svg:stroke-color="#ff00ff" draw:marker-start="" draw:marker-start-width="0.352cm" draw:marker-start-center="false" draw:marker-end="" draw:marker-end-width="0.352cm" draw:marker-end-center="false" svg:stroke-opacity="100%" draw:stroke-linejoin="round" draw:fill="none" draw:fill-color="#0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102cm" svg:stroke-color="#ff00ff" draw:marker-start="" draw:marker-start-width="0.352cm" draw:marker-start-center="false" draw:marker-end="" draw:marker-end-width="0.352cm" draw:marker-end-center="false" svg:stroke-opacity="100%" draw:stroke-linejoin="round" draw:fill="none" draw:fill-color="#0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102cm" svg:stroke-color="#ff00ff" draw:marker-start="" draw:marker-start-width="0.352cm" draw:marker-start-center="false" draw:marker-end="" draw:marker-end-width="0.352cm" draw:marker-end-center="false" svg:stroke-opacity="100%" draw:stroke-linejoin="round" draw:fill="none" draw:fill-color="#0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er4" svg:width="8.889cm" svg:height="17.017cm" svg:x="26.67cm" svg:y="0cm" svg:viewBox="0 0 8890 17018" svg:d="m5080 635v-635h3810v3175h-642v3810h642v3048h-642c0 1270 5 2540 5 3810h637v3175h-3805c0-210-5-425-5-635h-2540c0 210 2 425 2 635h-2542v-3175h635v-1143h-635v-1522h635v-1145h-635v-3048h635v-1143h-635v-1524h635v-1143h-635v-3175h2540v635zm-2210 464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m1296 2439h2082c196 0 356-160 356-356v-4470c0-196-160-356-356-356h-2082c-196 0-356 160-356 356v4470c0 196 160 356 356 356z">
          <text:p/>
        </draw:path>
        <draw:path draw:style-name="gr2" draw:text-style-name="P1" draw:layer="Layer4" svg:width="24.637cm" svg:height="8.889cm" svg:x="0cm" svg:y="18.288cm" svg:viewBox="0 0 24638 8890" svg:d="m9932 6977h1066c196 0 356-160 356-356v-1066c0-196-160-356-356-356h-1066c-196 0-356 160-356 356v1066c0 196 160 356 356 356zm1803-698c35 0 65-8 96-26s52-39 69-69 26-61 26-96-8-65-26-95c-17-31-39-53-69-70s-61-26-96-26-65 8-95 26-53 39-70 70-26 60-26 95 8 65 26 96c17 30 39 52 70 69s60 26 95 26zm-2540 0c35 0 65-8 96-26s52-39 69-69 26-61 26-96-8-65-26-95c-17-31-39-53-69-70s-61-26-96-26-65 8-95 26-53 39-70 70-26 60-26 95 8 65 26 96c17 30 39 52 70 69s60 26 95 26zm-4986-5778c37 0 69-9 102-27s55-42 74-74 27-65 27-102-9-69-27-101-42-56-74-75-65-27-102-27-69 9-101 27-56 42-75 75-27 64-27 101 9 69 27 102 42 55 75 74 64 27 101 27zm16225 0c37 0 69-9 102-27s55-42 74-74 27-65 27-102-9-69-27-101-42-56-74-75-65-27-102-27-68 9-100 27-56 42-75 75-27 64-27 101 9 69 27 102 42 55 75 74 63 27 100 27zm-9967 2923c117 0 216-27 318-85s173-131 232-232 85-201 85-318-27-216-85-317-131-174-232-233-201-85-318-85-216 27-317 85-174 131-233 233-85 200-85 317 27 216 85 318 131 173 233 232 200 85 317 85zm4623 633h3860c196 0 356-160 356-356v-1828c0-196-160-356-356-356h-3860c-196 0-356 160-356 356v1828c0 196 160 356 356 356zm-11382-1358c104 141 128 301 128 476s-41 326-128 477-196 260-348 348-302 128-477 128-324-41-476-128-261-196-349-348-128-302-128-477v0-2540-635h-1295v2540h-635c0 847 2 1686 2 2533 250 0 383 4 633 4v3813h1295v-635h4572v635h3531v-635h4572v635h3556v-635h4572v635h1270v-3813h635v-2537h-635v-2540h-1270v635h-1524v-635h-1530v635h-1518v-635h-3556v635h-4572c-1-212 1-423 0-635h-3531v635h-1524c0-212 1-423 0-635h-1524v635c-1 509-4 1006-2 1527-11 282 182 436 256 537z">
          <text:p/>
        </draw:path>
        <draw:frame draw:style-name="gr3" draw:text-style-name="P2" draw:layer="Layer4" svg:width="3.295cm" svg:height="5.425cm" svg:x="38.595cm" svg:y="24.233cm">
          <draw:text-box>
            <text:p><text:span text:style-name="T1">BOTTOM</text:span></text:p>
            <text:p><text:span text:style-name="T1"/></text:p>
            <text:p><text:span text:style-name="T1">EAST</text:span></text:p>
            <text:p><text:span text:style-name="T1"/></text:p>
            <text:p><text:span text:style-name="T1">and</text:span></text:p>
            <text:p><text:span text:style-name="T1"/></text:p>
            <text:p><text:span text:style-name="T1">SOUTH</text:span></text:p>
          </draw:text-box>
        </draw:frame>
        <draw:path draw:style-name="gr4" draw:text-style-name="P1" draw:layer="Layer4" svg:width="24.639cm" svg:height="17.017cm" svg:x="0cm" svg:y="0cm" svg:viewBox="0 0 24640 17018" svg:d="m1232 1383c28 0 52-6 77-20 24-14 41-32 56-56 14-25 20-48 20-77s-6-51-20-76c-15-24-32-42-56-56s-49-20-77-20-52 6-76 20-42 32-57 56-20 48-20 77 6 51 20 76 32 42 57 56 48 20 76 20zm0 14554c28 0 52-6 77-20 24-14 41-32 56-56s20-48 20-76-6-52-20-77-32-42-56-56-49-20-77-20-52 6-76 20-42 32-57 56-20 48-20 77 6 51 20 76 32 42 57 56 48 20 76 20zm18364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11392-14554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-914-14541c28 0 52-6 77-20s41-32 56-56c14-25 20-48 20-77s-6-51-20-76c-15-24-32-42-56-56s-49-20-77-20-52 6-76 20-42 32-57 56-20 48-20 77 6 51 20 76 32 42 57 56 48 20 76 20zm0 14554c28 0 52-6 77-20s41-32 56-56 20-48 20-76-6-52-20-77-32-42-56-56-49-20-77-20-52 6-76 20-42 32-57 56-20 48-20 77 6 51 20 76 32 42 57 56 48 20 76 20zm12300-7061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11392-940c28 0 52-6 77-20s41-32 56-56 20-48 20-76-6-52-20-77-32-42-56-56-49-20-77-20-52 6-76 20-42 32-57 56-20 48-20 77 6 51 20 76 32 42 57 56 48 20 76 20zm-11392 0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11392-940c28 0 52-6 77-20s41-32 56-56 20-48 20-76-6-52-20-77-32-42-56-56c-25-14-49-20-77-20s-52 6-76 20c-25 14-42 32-57 56s-20 48-20 77 6 51 20 76 32 42 57 56 48 20 76 20zm-11392 0c28 0 52-6 77-20s41-32 56-56 20-48 20-76-6-52-20-77-32-42-56-56c-25-14-49-20-77-20s-52 6-76 20c-25 14-42 32-57 56s-20 48-20 77 6 51 20 76 32 42 57 56 48 20 76 20zm9099 358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939 2642c28 0 52-6 77-20s41-32 56-56 20-48 20-76-6-52-20-77-32-42-56-56-49-20-77-20-52 6-76 20-42 32-57 56-20 48-20 77 6 51 20 76 32 42 57 56 48 20 76 20zm0-2642c28 0 52-6 77-20s41-32 56-56 20-48 20-76-6-52-20-77-32-42-56-56-49-20-77-20-52 6-76 20-42 32-57 56-20 48-20 77 6 51 20 76 32 42 57 56 48 20 76 20zm-12319-4038h-204v357h204v254h355c0-84-1-169 0-254h203v-357h-203v-635h584v-634h1524v635h3531v-635h4572v635h3556c-1-212 1-423 0-635h1517v635c169 0 422-1 591-1v635h-203v357h203c2 85-1 170 0 254h356c-1-84 0-169 0-254h203v-357h-203v-635h584v-634h1524v635h1270v2540h637c0 423-1 720-1 1143h-636c0 145 1 439 0 584h-872v-203h-422v203h-328v356h328v203h422v-203h872c1 143 0 441 0 584h636c2 424-2 717 0 1141-252 0-384 2-636 2 1 1016-1 2032 0 3048h637c0 426-2 717-2 1143h-635c0 143 1 440 0 584h-872v-203h-422v203c-754 0 432-1-328 0v356c760-1-426 0 328 0v203h422v-203h872c1 143 0 441 0 584h637c0 423-2 720-2 1143h-635v2540h-1270v635h-1524c0-210 2-425 2-635h-588c0-212 2-422 2-633h203v-354h-203c-1-85 1-168 0-252h-356c1 84-1 167 0 252h-203v354h203v633h-590c0 212-1 425-1 635h-1517v-635h-3556v635h-4572v-635h-3531v635h-1524v-635h-584v-633h203v-354h-203c-1-85 1-168 0-252h-355v252h-204v354h204v633h-585v635h-1524v-635h-1295v-2540c-211 0-382-1-633-1 0-423-2-719-2-1142h635c1-142 0-442 0-584h871v203h420v-203h297v-356c-100-1-197 0-297 0v-203h-420v203h-871c-1-147 1-438 0-584h-635c0-424 2-721 2-1145 251 0 383 2 633 2v-3048c-251 0-383-2-634-2 0-424-1-717-1-1141h635v-584h871v203h420v-203h297v-356h-297v-203h-420v203h-871v-584h-635v-1143h635c-1-846 1-1694 0-2540h1295v-635h1527v635c170 0 411-1 582-1zm12903 11482c-98 0-178-80-178-178s80-178 178-178h4724c98 0 178 80 178 178s-80 178-178 178z">
          <text:p/>
        </draw:path>
      </draw:page>
      <draw:page draw:name="page2" draw:style-name="dp1" draw:master-page-name="Default">
        <draw:path draw:style-name="gr1" draw:text-style-name="P1" draw:layer="Layer4" svg:width="8.889cm" svg:height="17.017cm" svg:x="26.67cm" svg:y="0cm" svg:viewBox="0 0 8890 17018" svg:d="m5080 635v-635h3810v3175h-638c0 1270 5 2540 5 3810h633v3048h-638c0 1270 5 2540 5 3810h633v3175h-3810v-635h-2540c0 210 2 425 2 635h-2542v-3175h635v-1143h-635v-1522h635v-1145h-635v-3048h635v-1143h-635v-1524h635v-1143h-635v-3175h2540v635zm-2210 4648c37 0 69-9 102-27s55-42 74-74 27-65 27-102-9-69-27-101-42-56-74-75-65-27-102-27-69 9-101 27-56 42-75 75-27 64-27 101 9 69 27 102 42 55 75 74 64 27 101 27zm0 6858c37 0 69-9 102-27s55-42 74-74 27-65 27-102-9-69-27-101-42-56-74-75-65-27-102-27-69 9-101 27-56 42-75 75-27 64-27 101 9 69 27 102 42 55 75 74 64 27 101 27z">
          <text:p/>
        </draw:path>
        <draw:path draw:style-name="gr2" draw:text-style-name="P1" draw:layer="Layer4" svg:width="24.637cm" svg:height="8.896cm" svg:x="0cm" svg:y="18.281cm" svg:viewBox="0 0 24638 8897" svg:d="m4209 509c37 0 69-9 102-27s55-42 74-74 27-65 27-102-9-69-27-101-42-56-74-75-65-27-102-27-69 9-101 27-56 42-75 75-27 64-27 101 9 69 27 102 42 55 75 74 64 27 101 27zm16225 0c37 0 69-9 102-27s55-42 74-74 27-65 27-102-9-69-27-101-42-56-74-75-65-27-102-27-68 9-100 27-56 42-75 75-27 64-27 101 9 69 27 102 42 55 75 74 63 27 100 27zm-18504 7753v635h-1295v-3813c-250 0-383-3-633-3 0-847-2-1687-2-2534h635v-2540h1295v635h1524v-635h1524c1 212 0 423 0 635h1524v-635h3531c1 212-1 423 0 635h4572v-635c1203 0 2353-7 3556-7v642h1518v-635h1533c0 212-7 423-7 635h1528v-635h1270v2540h635v2537h-635v3813h-1270v-635h-4572v635h-3556v-635h-4572v635h-3531v-635z">
          <text:p/>
        </draw:path>
        <draw:path draw:style-name="gr4" draw:text-style-name="P1" draw:layer="Layer4" svg:width="24.638cm" svg:height="17.017cm" svg:x="0.001cm" svg:y="0.001cm" svg:viewBox="0 0 24639 17018" svg:d="m6501 0v634h3531v-634h4572v634h3556c-1-212 1-422 0-634h4572v634h1270v2540h636c2 1270-2 2538 0 3809-252 0-384 1-636 1 1 1016-1 2032 0 3048h636v3810h-636v2540h-1270v636h-4572v-636h-3556v636c-1503 0-3069-1-4572-1v-635h-3531v636h-4572v-636h-1295v-2540h-633v-3811c251 0 383 1 633 1v-3048c-251 0-383-1-634-1v-3809h634c-1-846 1-1694 0-2540h1295v-634zm14582 10618c234 0 433-53 635-170s348-263 465-465 170-401 170-635-53-433-170-635-263-348-465-465-401-170-635-170-433 53-635 170-348 263-465 465-170 401-170 635 53 433 170 635 263 348 465 465 401 170 635 170zm-7468 508c140 0 260-32 381-102s209-158 279-279 102-241 102-381-32-260-102-381-158-209-279-279-241-102-381-102-260 32-381 102-209 158-279 279-102 241-102 381 32 260 102 381 158 209 279 279 241 102 381 102z">
          <text:p/>
        </draw:path>
        <draw:frame draw:style-name="gr3" draw:text-style-name="P2" draw:layer="Layer4" svg:width="2.808cm" svg:height="5.425cm" svg:x="39.219cm" svg:y="24.144cm">
          <draw:text-box>
            <text:p><text:span text:style-name="T1">TOP</text:span></text:p>
            <text:p><text:span text:style-name="T1"/></text:p>
            <text:p><text:span text:style-name="T1">WEST</text:span></text:p>
            <text:p><text:span text:style-name="T1"/></text:p>
            <text:p><text:span text:style-name="T1">and</text:span></text:p>
            <text:p><text:span text:style-name="T1"/></text:p>
            <text:p><text:span text:style-name="T1">NORTH</text:span></text:p>
          </draw:text-box>
        </draw:frame>
      </draw:page>
      <draw:page draw:name="page3" draw:style-name="dp1" draw:master-page-name="Default">
        <draw:g>
          <draw:path draw:style-name="gr5" draw:text-style-name="P1" draw:layer="Layer4" svg:width="8.889cm" svg:height="17.017cm" svg:x="32.263cm" svg:y="8.272cm" svg:viewBox="0 0 8890 17018" svg:d="m5080 635c0-212 0-423 0-635 1270 0 2540 0 3810 0 0 1057 0 2118 0 3175-212 0-430 0-642 0 0 1270 0 2540 0 3810 212 0 430 0 642 0 0 1016 0 2032 0 3048-212 0-430 0-642 0 0 1270 5 2540 5 3810 212 0 425 0 637 0 0 1058 0 2117 0 3175-1270 0-2535 0-3805 0 0-210-5-425-5-635-847 0-1693 0-2540 0 0 210 2 425 2 635-847 0-1695 0-2542 0 0-1058 0-2117 0-3175 212 0 423 0 635 0 0-423 0-720 0-1143-212 0-423 0-635 0 0-423 0-1099 0-1522 212 0 423 0 635 0 0-423 0-722 0-1145-212 0-423 0-635 0 0-1016 0-2032 0-3048 212 0 423 0 635 0 0-423 0-720 0-1143-212 0-423 0-635 0 0-423 0-1101 0-1524 212 0 423 0 635 0 0-423 0-720 0-1143-212 0-423 0-635 0 0-1057 0-2118 0-3175 847 0 1693 0 2540 0 0 212 0 423 0 635 847 0 1693 0 2540 0z">
            <text:p/>
          </draw:path>
          <draw:path draw:style-name="gr5" draw:text-style-name="P1" draw:layer="Layer4" svg:width="0.405cm" svg:height="0.405cm" svg:x="32.39cm" svg:y="13.149cm" svg:viewBox="0 0 406 406" svg:d="m203 406c37 0 69-9 102-27s55-42 74-74 27-65 27-102-9-69-27-101-42-56-74-75-65-27-102-27-69 9-101 27-56 42-75 75-27 64-27 101 9 69 27 102 42 55 75 74 64 27 101 27z">
            <text:p/>
          </draw:path>
          <draw:path draw:style-name="gr5" draw:text-style-name="P1" draw:layer="Layer4" svg:width="0.405cm" svg:height="0.405cm" svg:x="32.39cm" svg:y="20.007cm" svg:viewBox="0 0 406 406" svg:d="m203 406c37 0 69-9 102-27s55-42 74-74 27-65 27-102-9-69-27-101-42-56-74-75-65-27-102-27-69 9-101 27-56 42-75 75-27 64-27 101 9 69 27 102 42 55 75 74 64 27 101 27z">
            <text:p/>
          </draw:path>
          <draw:path draw:style-name="gr5" draw:text-style-name="P1" draw:layer="Layer4" svg:width="2.793cm" svg:height="5.181cm" svg:x="33.533cm" svg:y="17.67cm" svg:viewBox="0 0 2794 5182" svg:d="m356 5182h2082c196 0 356-160 356-356v-4470c0-196-160-356-356-356h-2082c-196 0-356 160-356 356v4470c0 196 160 356 356 356z">
            <text:p/>
          </draw:path>
        </draw:g>
        <draw:path draw:style-name="gr6" draw:text-style-name="P1" draw:layer="Layer4" svg:width="0.305cm" svg:height="0.304cm" svg:x="9.339cm" svg:y="9.452cm" svg:viewBox="0 0 306 305" svg:d="m153 305c28 0 52-6 77-20 24-14 41-32 56-56 14-25 20-48 20-77s-6-51-20-76c-15-24-32-42-56-56s-49-20-77-20-52 6-76 20-42 32-57 56-20 48-20 77 6 51 20 76 32 42 57 56 48 20 76 20z">
          <text:p/>
        </draw:path>
        <draw:path draw:style-name="gr6" draw:text-style-name="P1" draw:layer="Layer4" svg:width="0.305cm" svg:height="0.304cm" svg:x="9.339cm" svg:y="24.006cm" svg:viewBox="0 0 306 305" svg:d="m153 305c28 0 52-6 77-20 24-14 41-32 56-56s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7.703cm" svg:y="9.452cm" svg:viewBox="0 0 306 305" svg:d="m153 305c28 0 52-6 77-20s41-32 56-56c14-25 20-48 20-77s-6-51-20-76c-15-24-32-42-56-56s-49-20-77-20-52 6-76 20-42 32-57 56-20 48-20 77 6 51 20 76 32 42 57 56 48 20 76 20z">
          <text:p/>
        </draw:path>
        <draw:path draw:style-name="gr6" draw:text-style-name="P1" draw:layer="Layer4" svg:width="0.305cm" svg:height="0.304cm" svg:x="27.703cm" svg:y="24.006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16.311cm" svg:y="9.452cm" svg:viewBox="0 0 306 305" svg:d="m153 305c28 0 52-6 77-20s41-32 56-56c14-25 20-48 20-77s-6-51-20-76c-15-24-32-42-56-56s-49-20-77-20-52 6-76 20-42 32-57 56-20 48-20 77 6 51 20 76 32 42 57 56 48 20 76 20z">
          <text:p/>
        </draw:path>
        <draw:path draw:style-name="gr6" draw:text-style-name="P1" draw:layer="Layer4" svg:width="0.305cm" svg:height="0.304cm" svg:x="16.311cm" svg:y="24.006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15.397cm" svg:y="9.465cm" svg:viewBox="0 0 306 305" svg:d="m153 305c28 0 52-6 77-20s41-32 56-56c14-25 20-48 20-77s-6-51-20-76c-15-24-32-42-56-56s-49-20-77-20-52 6-76 20-42 32-57 56-20 48-20 77 6 51 20 76 32 42 57 56 48 20 76 20z">
          <text:p/>
        </draw:path>
        <draw:path draw:style-name="gr6" draw:text-style-name="P1" draw:layer="Layer4" svg:width="0.305cm" svg:height="0.304cm" svg:x="15.397cm" svg:y="24.019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7.697cm" svg:y="16.95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16.305cm" svg:y="16.95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7.697cm" svg:y="16.01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16.305cm" svg:y="16.01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16.305cm" svg:y="13.376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7.697cm" svg:y="12.436cm" svg:viewBox="0 0 306 305" svg:d="m153 305c28 0 52-6 77-20s41-32 56-56 20-48 20-76-6-52-20-77-32-42-56-56c-25-14-49-20-77-20s-52 6-76 20c-25 14-42 32-57 56s-20 48-20 77 6 51 20 76 32 42 57 56 48 20 76 20z">
          <text:p/>
        </draw:path>
        <draw:path draw:style-name="gr6" draw:text-style-name="P1" draw:layer="Layer4" svg:width="0.305cm" svg:height="0.304cm" svg:x="16.305cm" svg:y="12.436cm" svg:viewBox="0 0 306 305" svg:d="m153 305c28 0 52-6 77-20s41-32 56-56 20-48 20-76-6-52-20-77-32-42-56-56c-25-14-49-20-77-20s-52 6-76 20c-25 14-42 32-57 56s-20 48-20 77 6 51 20 76 32 42 57 56 48 20 76 20z">
          <text:p/>
        </draw:path>
        <draw:path draw:style-name="gr6" draw:text-style-name="P1" draw:layer="Layer4" svg:width="0.305cm" svg:height="0.304cm" svg:x="25.404cm" svg:y="16.01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5.404cm" svg:y="13.376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4.465cm" svg:y="16.01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4.465cm" svg:y="13.376cm" svg:viewBox="0 0 306 305" svg:d="m153 305c28 0 52-6 77-20s41-32 56-56 20-48 20-76-6-52-20-77-32-42-56-56-49-20-77-20-52 6-76 20-42 32-57 56-20 48-20 77 6 51 20 76 32 42 57 56 48 20 76 20z">
          <text:p/>
        </draw:path>
        <draw:path draw:style-name="gr7" draw:text-style-name="P1" draw:layer="Layer4" svg:width="24.639cm" svg:height="17.017cm" svg:x="8.26cm" svg:y="8.272cm" svg:viewBox="0 0 24640 17018" svg:d="m4039 1269c-139 0-65 0-204 0 0 119 0 239 0 357 139 0 65 0 204 0 0 85 0 170 0 254 159 0 195 0 355 0 0-84-1-169 0-254 140 0 62 0 203 0 0-118 0-239 0-357-141 0-63 0-203 0 0-212 0-422 0-635 171 0 413 0 584 0 0-212 0-422 0-634 496 0 1028 0 1524 0 0 212 0 423 0 635 1204 0 2327 0 3531 0 0-212 0-423 0-635 1503 0 3069 0 4572 0 0 212 0 423 0 635 1203 0 2354 0 3556 0-1-212 1-423 0-635 501 0 1016 0 1517 0 0 212 0 423 0 635 169 0 422-1 591-1 0 212 0 423 0 635-138 0-64 0-203 0 0 119 0 239 0 357 139 0 65 0 203 0 2 85-1 170 0 254 160 0 196 0 356 0-1-84 0-169 0-254 140 0 62 0 203 0 0-118 0-239 0-357-141 0-63 0-203 0 0-212 0-422 0-635 171 0 412 0 584 0 0-212 0-422 0-634 499 0 1025 0 1524 0 0 212 0 423 0 635 402 0 869 0 1270 0 0 846 0 1694 0 2540 250 0 387 0 637 0 0 423-1 720-1 1143-250 0-386 0-636 0 0 145 1 439 0 584-250 0-622 0-872 0 0-117 0-86 0-203-140 0-282 0-422 0 0 117 0 86 0 203-109 0-218 0-328 0 0 135 0 221 0 356 110 0 219 0 328 0 0 119 0 85 0 203 140 0 282 0 422 0 0-118 0-84 0-203 250 0 621 0 872 0 1 143 0 441 0 584 250 0 386 0 636 0 2 424-2 717 0 1141-252 0-384 2-636 2 1 1016-1 2032 0 3048 249 0 388 0 637 0 0 426-2 717-2 1143-250 0-385 0-635 0 0 143 1 440 0 584-250 0-622 0-872 0 0-118 0-86 0-203-140 0-282 0-422 0 0 117 0 135 0 203-754 0 432-1-328 0 0 135 0 221 0 356 760-1-426 0 328 0 0 68 0 84 0 203 140 0 282 0 422 0 0-119 0-84 0-203 250 0 621 0 872 0 1 143 0 441 0 584 250 0 387 0 637 0 0 423-2 720-2 1143-250 0-385 0-635 0 0 849 0 1691 0 2540-401 0-868 0-1270 0 0 210 0 425 0 635-499 0-1025 0-1524 0 0-210 0-424 0-634-170 0-413 0-584 0 0-212 0-423 0-634 139 0 64 0 203 0 0-119 0-236 0-354-139 0-64 0-203 0-1-85 1-168 0-252-160 0-197 0-356 0 1 84-1 167 0 252-140 0-63 0-203 0 0 118 0 236 0 354 140 0 63 0 203 0 0 212 0 422 0 634-171 1-419-1-590 0 0 210-1 424-1 634-500 0-1017 0-1517 0 0-210 0-425 0-635-1202 0-2353 0-3556 0 0 210 0 425 0 635-1503 0-3069 0-4572 0 0-210 0-425 0-635-1204 0-2327 0-3531 0 0 210 0 425 0 635-496 0-1028 0-1524 0 0-210 0-424 0-634-171 0-413 0-584 0 0-212 0-423 0-634 139 0 65 0 203 0 0-119 0-236 0-354-138 0-64 0-203 0-1-85 1-168 0-252-160 0-196 0-355 0 0 84 0 167 0 252-140 0-64 0-204 0 0 118 0 236 0 354 140 0 64 0 204 0 0 212 0 422 0 634-171 1-414-1-585 0 0 210 0 424 0 634-501 0-1024 0-1524 0 0-210 0-425 0-635-401 0-894 1-1295 1 0-849 0-1692 0-2541-250 0-382-1-633-1 0-423-2-719-2-1142 251 0 385 0 635 0 1-142 0-442 0-584 251 0 621 0 871 0 0 117 0 86 0 203 141 0 280 0 420 0 0-117 0-86 0-203 100 0 197 0 297 0 0-135 0-221 0-356-100-1-197 0-297 0 0-119 0-85 0-203-139 0-281 0-420 0 0 118 0 84 0 203-251 0-621 0-871 0-1-147 1-438 0-584-250 0-384 0-635 0 0-424 2-721 2-1145 251 0 383 2 633 2 0-1016 0-2032 0-3048-251 0-383-2-634-2 0-424-1-717-1-1141 251 0 384 0 635 0 0-141 0-442 0-584 251 0 621 0 871 0 0 118 0 86 0 203 141 0 280 0 420 0 0-117 0-85 0-203 100 0 197 0 297 0 0-135 0-221 0-356-100 0-197 0-297 0 0-119 0-84 0-203-139 0-281 0-420 0 0 119 0 84 0 203-252 0-619 0-871 0 0-146 0-438 0-584-250 0-384 0-635 0 0-423 0-720 0-1143 251 0 385 0 635 0-1-846 1-1694 0-2540 401 0 894 0 1295 0 0-212 0-423 0-635 501 0 1026 0 1527 0 0 212 0 423 0 635 170 0 411-1 582-1 0 212 0 423 0 635z">
          <text:p text:style-name="P1"><text:s/></text:p>
        </draw:path>
        <draw:path draw:style-name="gr8" draw:text-style-name="P1" draw:layer="Layer4" svg:width="5.079cm" svg:height="0.355cm" svg:x="25.024cm" svg:y="20.134cm" svg:viewBox="0 0 5080 356" svg:d="m178 356c-98 0-178-80-178-178s80-178 178-178c1575 0 3149 0 4724 0 98 0 178 80 178 178s-80 178-178 178c-1575 0-3149 0-4724 0z">
          <text:p/>
        </draw:path>
        <draw:g>
          <draw:path draw:style-name="gr9" draw:text-style-name="P1" draw:layer="Layer4" svg:width="8.889cm" svg:height="17.017cm" svg:x="0.005cm" svg:y="8.272cm" svg:viewBox="0 0 8890 17018" svg:d="m3810 635c0-212 0-423 0-635-1270 0-2540 0-3810 0 0 1057 0 2118 0 3175 212 0 426 0 638 0 0 1270-5 2540-5 3810-212 0-421 0-633 0 0 1016 0 2032 0 3048 212 0 426 0 638 0 0 1270-5 2540-5 3810-212 0-421 0-633 0 0 1058 0 2117 0 3175 1270 0 2540 0 3810 0 0-210 0-425 0-635 847 0 1693 0 2540 0 0 210-2 425-2 635 847 0 1695 0 2542 0 0-1058 0-2117 0-3175-212 0-423 0-635 0 0-423 0-720 0-1143 212 0 423 0 635 0 0-423 0-1099 0-1522-212 0-423 0-635 0 0-423 0-722 0-1145 212 0 423 0 635 0 0-1016 0-2032 0-3048-212 0-423 0-635 0 0-423 0-720 0-1143 212 0 423 0 635 0 0-423 0-1101 0-1524-212 0-423 0-635 0 0-423 0-720 0-1143 212 0 423 0 635 0 0-1057 0-2118 0-3175-847 0-1693 0-2540 0 0 212 0 423 0 635-847 0-1693 0-2540 0z">
            <text:p/>
          </draw:path>
          <draw:path draw:style-name="gr9" draw:text-style-name="P1" draw:layer="Layer4" svg:width="0.405cm" svg:height="0.405cm" svg:x="8.333cm" svg:y="13.149cm" svg:viewBox="0 0 406 406" svg:d="m203 406c-37 0-69-9-102-27s-55-42-74-74-27-65-27-102 9-69 27-101 42-56 74-75 65-27 102-27 69 9 101 27 56 42 75 75 27 64 27 101-9 69-27 102-42 55-75 74-64 27-101 27z">
            <text:p/>
          </draw:path>
          <draw:path draw:style-name="gr9" draw:text-style-name="P1" draw:layer="Layer4" svg:width="0.405cm" svg:height="0.405cm" svg:x="8.333cm" svg:y="20.007cm" svg:viewBox="0 0 406 406" svg:d="m203 406c-37 0-69-9-102-27s-55-42-74-74-27-65-27-102 9-69 27-101 42-56 74-75 65-27 102-27 69 9 101 27 56 42 75 75 27 64 27 101-9 69-27 102-42 55-75 74-64 27-101 27z">
            <text:p/>
          </draw:path>
        </draw:g>
        <draw:g>
          <draw:path draw:style-name="gr10" draw:text-style-name="P1" draw:layer="Layer4" svg:width="-0.405cm" svg:height="-0.405cm" svg:x="12.672cm" svg:y="8.811cm" svg:viewBox="0 0 -406 -406" svg:d="m203 406c-37 0-69-9-102-27s-55-42-74-74-27-65-27-102 9-69 27-101 42-56 74-75 65-27 102-27 69 9 101 27 56 42 75 75 27 64 27 101-9 69-27 102-42 55-75 74-64 27-101 27z">
            <text:p/>
          </draw:path>
          <draw:path draw:style-name="gr10" draw:text-style-name="P1" draw:layer="Layer4" svg:width="-0.404cm" svg:height="-0.405cm" svg:x="28.897cm" svg:y="8.811cm" svg:viewBox="0 0 -405 -406" svg:d="m203 406c-37 0-69-9-102-27s-55-42-74-74-27-65-27-102 9-69 27-101 42-56 74-75 65-27 102-27 69 9 101 27 55 42 74 75 27 64 27 101-9 69-27 102-41 55-74 74-64 27-101 27z">
            <text:p/>
          </draw:path>
          <draw:path draw:style-name="gr10" draw:text-style-name="P1" draw:layer="Layer4" svg:width="24.637cm" svg:height="8.896cm" draw:transform="rotate (3.1415926535892) translate (32.898000000003cm 8.91399999999616cm)" svg:viewBox="0 0 24638 8897" svg:d="m22708 8262c0 212 0 423 0 635 401 0 894 0 1295 0 0-1270 0-2543 0-3813 250 0 383-3 633-3 0-847 2-1687 2-2534-250 0-385 0-635 0 0-847 0-1693 0-2540-401 0-894 0-1295 0 0 212 0 423 0 635-499 0-1025 0-1524 0 0-212 0-423 0-635-503 0-1021 0-1524 0-1 212 0 423 0 635-496 0-1028 0-1524 0 0-212 0-423 0-635-1204 0-2327 0-3531 0-1 212 1 423 0 635-1503 0-3069 0-4572 0 0-212 0-423 0-635-1203 0-2353-7-3556-7 0 212 0 430 0 642-500 0-1019 0-1518 0 0-212 0-423 0-635-502 0-1031 0-1533 0 0 212 7 423 7 635-499 0-1029 0-1528 0 0-212 0-423 0-635-401 0-868 0-1270 0 0 847 0 1693 0 2540-250 0-385 0-635 0 0 847 0 1690 0 2537 250 0 385 0 635 0 0 1270 0 2543 0 3813 402 0 869 0 1270 0 0-212 0-423 0-635 1500 0 3072 0 4572 0 0 212 0 423 0 635 1203 0 2353 0 3556 0 0-212 0-423 0-635 1503 0 3069 0 4572 0 0 212 0 423 0 635 1205 0 2327 0 3531 0 0-212 0-423 0-635 1499 0 3073 0 4572 0z">
            <text:p/>
          </draw:path>
        </draw:g>
        <draw:g>
          <draw:path draw:style-name="gr11" draw:text-style-name="P3" draw:layer="Layer4" svg:width="24.638cm" svg:height="17.017cm" svg:x="8.26cm" svg:y="8.272cm" svg:viewBox="0 0 24639 17018" svg:d="m6501 0c0 212 0 422 0 634 1204 0 2327 0 3531 0 0-212 0-422 0-634 1503 0 3069 0 4572 0 0 212 0 422 0 634 1203 0 2354 0 3556 0-1-212 1-422 0-634 1501 0 3071 0 4572 0 0 212 0 422 0 634 402 0 869 0 1270 0 0 846 0 1694 0 2540 250 0 386 0 636 0 2 1270-2 2538 0 3809-252 0-384 1-636 1 1 1016-1 2032 0 3048 249 0 387 0 636 0 0 1271 0 2540 0 3810-250 0-386 0-636 0 0 849 0 1691 0 2540-401 0-868 0-1270 0 0 210 0 426 0 636-1499 0-3072 0-4572 0 0-210 0-426 0-636-1202 0-2353 0-3556 0 0 210 0 426 0 636-1503 0-3069-1-4572-1 0-210 0-425 0-635-1204 0-2327 0-3531 0 0 210 0 426 0 636-1498 0-3074 0-4572 0 0-210 0-426 0-636-401 0-894 0-1295 0 0-849 0-1691 0-2540-250 0-382 0-633 0 0-1270 0-2540 0-3811 251 0 383 1 633 1 0-1016 0-2032 0-3048-251 0-383-1-634-1 0-1271 0-2539 0-3809 251 0 384 0 634 0-1-846 1-1694 0-2540 401 0 894 0 1295 0 0-212 0-422 0-634 1498 0 3073 0 4572 0z">
            <text:p/>
          </draw:path>
          <draw:path draw:style-name="gr12" draw:text-style-name="P3" draw:layer="Layer4" svg:width="2.539cm" svg:height="2.539cm" svg:x="23.501cm" svg:y="16.35cm" svg:viewBox="0 0 2540 2540" svg:d="m1270 2540c234 0 433-53 635-170s348-263 465-465 170-401 170-635-53-433-170-635-263-348-465-465-401-170-635-170-433 53-635 170-348 263-465 465-170 401-170 635 53 433 170 635 263 348 465 465 401 170 635 170z">
            <text:p/>
          </draw:path>
          <draw:path draw:style-name="gr13" draw:text-style-name="P3" draw:layer="Layer4" svg:width="1.523cm" svg:height="1.523cm" svg:x="16.541cm" svg:y="17.874cm" svg:viewBox="0 0 1524 1524" svg:d="m762 1524c140 0 260-32 381-102s209-158 279-279 102-241 102-381-32-260-102-381-158-209-279-279-241-102-381-102-260 32-381 102-209 158-279 279-102 241-102 381 32 260 102 381 158 209 279 279 241 102 381 102z">
            <text:p/>
          </draw:path>
        </draw:g>
        <draw:g>
          <draw:path draw:style-name="gr14" draw:text-style-name="P1" draw:layer="Layer4" svg:width="1.777cm" svg:height="1.777cm" svg:x="17.831cm" svg:y="29.862cm" svg:viewBox="0 0 1778 1778" svg:d="m356 1778h1066c196 0 356-160 356-356v-1066c0-196-160-356-356-356h-1066c-196 0-356 160-356 356v1066c0 196 160 356 356 356z">
            <text:p/>
          </draw:path>
          <draw:path draw:style-name="gr14" draw:text-style-name="P1" draw:layer="Layer4" svg:width="0.381cm" svg:height="0.381cm" svg:x="19.799cm" svg:y="30.56cm" svg:viewBox="0 0 382 382" svg:d="m191 382c35 0 65-8 96-26s52-39 69-69 26-61 26-96-8-65-26-95c-17-31-39-53-69-70s-61-26-96-26-65 8-95 26-53 39-70 70-26 60-26 95 8 65 26 96c17 30 39 52 70 69s60 26 95 26z">
            <text:p/>
          </draw:path>
          <draw:path draw:style-name="gr14" draw:text-style-name="P1" draw:layer="Layer4" svg:width="0.381cm" svg:height="0.381cm" svg:x="17.259cm" svg:y="30.56cm" svg:viewBox="0 0 382 382" svg:d="m191 382c35 0 65-8 96-26s52-39 69-69 26-61 26-96-8-65-26-95c-17-31-39-53-69-70s-61-26-96-26-65 8-95 26-53 39-70 70-26 60-26 95 8 65 26 96c17 30 39 52 70 69s60 26 95 26z">
            <text:p/>
          </draw:path>
          <draw:path draw:style-name="gr14" draw:text-style-name="P1" draw:layer="Layer4" svg:width="0.405cm" svg:height="0.405cm" svg:x="12.261cm" svg:y="24.758cm" svg:viewBox="0 0 406 406" svg:d="m203 406c37 0 69-9 102-27s55-42 74-74 27-65 27-102-9-69-27-101-42-56-74-75-65-27-102-27-69 9-101 27-56 42-75 75-27 64-27 101 9 69 27 102 42 55 75 74 64 27 101 27z">
            <text:p/>
          </draw:path>
          <draw:path draw:style-name="gr14" draw:text-style-name="P1" draw:layer="Layer4" svg:width="0.404cm" svg:height="0.405cm" svg:x="28.487cm" svg:y="24.758cm" svg:viewBox="0 0 405 406" svg:d="m203 406c37 0 69-9 102-27s54-42 73-74 27-65 27-102-9-69-27-101-41-56-73-75-65-27-102-27-69 9-101 27-56 42-75 75-27 64-27 101 9 69 27 102 42 55 75 74 64 27 101 27z">
            <text:p/>
          </draw:path>
          <draw:path draw:style-name="gr14" draw:text-style-name="P1" draw:layer="Layer4" svg:width="1.905cm" svg:height="1.905cm" svg:x="10.225cm" svg:y="26.878cm" svg:viewBox="0 0 1906 1906" svg:d="m953 1906c175 0 325-40 477-128s261-197 348-348 128-302 128-477-40-325-128-476c-87-152-197-262-349-349s-301-128-476-128-325 40-477 128-261 197-348 349-128 301-128 476 40 325 128 477 197 261 349 348 301 128 476 128z">
            <text:p/>
          </draw:path>
          <draw:path draw:style-name="gr14" draw:text-style-name="P1" draw:layer="Layer4" svg:width="1.269cm" svg:height="1.269cm" svg:x="18.087cm" svg:y="26.817cm" svg:viewBox="0 0 1270 1270" svg:d="m635 1270c117 0 216-27 318-85s173-131 232-232 85-201 85-318-27-216-85-317-131-174-232-233-201-85-318-85-216 27-317 85-174 131-233 233-85 200-85 317 27 216 85 318 131 173 233 232 200 85 317 85z">
            <text:p/>
          </draw:path>
          <draw:path draw:style-name="gr14" draw:text-style-name="P1" draw:layer="Layer4" svg:width="4.571cm" svg:height="2.539cm" svg:x="22.989cm" svg:y="26.18cm" svg:viewBox="0 0 4572 2540" svg:d="m356 2540h3860c196 0 356-160 356-356v-1828c0-196-160-356-356-356h-3860c-196 0-356 160-356 356v1828c0 196 160 356 356 356z">
            <text:p/>
          </draw:path>
          <draw:path draw:style-name="gr14" draw:text-style-name="P1" draw:layer="Layer4" svg:width="24.637cm" svg:height="8.889cm" svg:x="8.255cm" svg:y="24.663cm" svg:viewBox="0 0 24638 8890" svg:d="m1930 8255c0 212 0 423 0 635-401 0-894 0-1295 0 0-1270 0-2543 0-3813-250 0-383-4-633-4 0-847-2-1686-2-2533 250 0 385 0 635 0 0-847 0-1693 0-2540 401 0 894 0 1295 0 0 212 0 423 0 635 499 0 1025 0 1524 0 0-212 0-423 0-635 503 0 1021 0 1524 0 1 212 0 423 0 635 496 0 1028 0 1524 0 0-212 0-423 0-635 1204 0 2327 0 3531 0 1 212-1 423 0 635 1503 0 3069 0 4572 0 0-212 0-423 0-635 1203 0 2353 0 3556 0 0 212 0 423 0 635 500 0 1019 0 1518 0 0-212 0-423 0-635 502 0 1020 0 1530 0 0 212 0 423 0 635 508 0 1025 0 1524 0 0-212 0-423 0-635 401 0 868 0 1270 0 0 847 0 1693 0 2540 250 0 385 0 635 0 0 847 0 1690 0 2537-250 0-385 0-635 0 0 1270 0 2543 0 3813-402 0-869 0-1270 0 0-212 0-423 0-635-1500 0-3072 0-4572 0 0 212 0 423 0 635-1203 0-2353 0-3556 0 0-212 0-423 0-635-1503 0-3069 0-4572 0 0 212 0 423 0 635-1205 0-2327 0-3531 0 0-212 0-423 0-635-1499 0-3073 0-4572 0z">
            <text:p/>
          </draw:path>
        </draw:g>
      </draw:page>
      <draw:page draw:name="page4" draw:style-name="dp1" draw:master-page-name="Default">
        <draw:g>
          <draw:path draw:style-name="gr5" draw:text-style-name="P1" draw:layer="Layer4" svg:width="8.889cm" svg:height="17.017cm" draw:transform="rotate (1.5707963267946) translate (25.146cm 8.89000000001515cm)" svg:viewBox="0 0 8890 17018" svg:d="m5080 635c0-212 0-423 0-635 1270 0 2540 0 3810 0 0 1057 0 2118 0 3175-212 0-430 0-642 0 0 1270 0 2540 0 3810 212 0 430 0 642 0 0 1016 0 2032 0 3048-212 0-430 0-642 0 0 1270 5 2540 5 3810 212 0 425 0 637 0 0 1058 0 2117 0 3175-1270 0-2535 0-3805 0 0-210-5-425-5-635-847 0-1693 0-2540 0 0 210 2 425 2 635-847 0-1695 0-2542 0 0-1058 0-2117 0-3175 212 0 423 0 635 0 0-423 0-720 0-1143-212 0-423 0-635 0 0-423 0-1099 0-1522 212 0 423 0 635 0 0-423 0-722 0-1145-212 0-423 0-635 0 0-1016 0-2032 0-3048 212 0 423 0 635 0 0-423 0-720 0-1143-212 0-423 0-635 0 0-423 0-1101 0-1524 212 0 423 0 635 0 0-423 0-720 0-1143-212 0-423 0-635 0 0-1057 0-2118 0-3175 847 0 1693 0 2540 0 0 212 0 423 0 635 847 0 1693 0 2540 0z">
            <text:p/>
          </draw:path>
          <draw:path draw:style-name="gr5" draw:text-style-name="P1" draw:layer="Layer4" svg:width="0.405cm" svg:height="0.405cm" draw:transform="rotate (1.5707963267946) translate (30.0230000000002cm 8.76300000000018cm)" svg:viewBox="0 0 406 406" svg:d="m203 406c37 0 69-9 102-27s55-42 74-74 27-65 27-102-9-69-27-101-42-56-74-75-65-27-102-27-69 9-101 27-56 42-75 75-27 64-27 101 9 69 27 102 42 55 75 74 64 27 101 27z">
            <text:p/>
          </draw:path>
          <draw:path draw:style-name="gr5" draw:text-style-name="P1" draw:layer="Layer4" svg:width="0.405cm" svg:height="0.405cm" draw:transform="rotate (1.5707963267946) translate (36.8810000000002cm 8.76300000000018cm)" svg:viewBox="0 0 406 406" svg:d="m203 406c37 0 69-9 102-27s55-42 74-74 27-65 27-102-9-69-27-101-42-56-74-75-65-27-102-27-69 9-101 27-56 42-75 75-27 64-27 101 9 69 27 102 42 55 75 74 64 27 101 27z">
            <text:p/>
          </draw:path>
          <draw:path draw:style-name="gr5" draw:text-style-name="P1" draw:layer="Layer4" svg:width="2.793cm" svg:height="5.181cm" draw:transform="rotate (1.5707963267946) translate (34.5440000000003cm 7.6200000000043cm)" svg:viewBox="0 0 2794 5182" svg:d="m356 5182h2082c196 0 356-160 356-356v-4470c0-196-160-356-356-356h-2082c-196 0-356 160-356 356v4470c0 196 160 356 356 356z">
            <text:p/>
          </draw:path>
        </draw:g>
        <draw:path draw:style-name="gr6" draw:text-style-name="P1" draw:layer="Layer4" svg:width="0.305cm" svg:height="0.304cm" svg:x="9.339cm" svg:y="9.452cm" svg:viewBox="0 0 306 305" svg:d="m153 305c28 0 52-6 77-20 24-14 41-32 56-56 14-25 20-48 20-77s-6-51-20-76c-15-24-32-42-56-56s-49-20-77-20-52 6-76 20-42 32-57 56-20 48-20 77 6 51 20 76 32 42 57 56 48 20 76 20z">
          <text:p/>
        </draw:path>
        <draw:path draw:style-name="gr6" draw:text-style-name="P1" draw:layer="Layer4" svg:width="0.305cm" svg:height="0.304cm" svg:x="9.339cm" svg:y="24.006cm" svg:viewBox="0 0 306 305" svg:d="m153 305c28 0 52-6 77-20 24-14 41-32 56-56s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7.703cm" svg:y="9.452cm" svg:viewBox="0 0 306 305" svg:d="m153 305c28 0 52-6 77-20s41-32 56-56c14-25 20-48 20-77s-6-51-20-76c-15-24-32-42-56-56s-49-20-77-20-52 6-76 20-42 32-57 56-20 48-20 77 6 51 20 76 32 42 57 56 48 20 76 20z">
          <text:p/>
        </draw:path>
        <draw:path draw:style-name="gr6" draw:text-style-name="P1" draw:layer="Layer4" svg:width="0.305cm" svg:height="0.304cm" svg:x="27.703cm" svg:y="24.006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16.311cm" svg:y="9.452cm" svg:viewBox="0 0 306 305" svg:d="m153 305c28 0 52-6 77-20s41-32 56-56c14-25 20-48 20-77s-6-51-20-76c-15-24-32-42-56-56s-49-20-77-20-52 6-76 20-42 32-57 56-20 48-20 77 6 51 20 76 32 42 57 56 48 20 76 20z">
          <text:p/>
        </draw:path>
        <draw:path draw:style-name="gr6" draw:text-style-name="P1" draw:layer="Layer4" svg:width="0.305cm" svg:height="0.304cm" svg:x="16.311cm" svg:y="24.006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15.397cm" svg:y="9.465cm" svg:viewBox="0 0 306 305" svg:d="m153 305c28 0 52-6 77-20s41-32 56-56c14-25 20-48 20-77s-6-51-20-76c-15-24-32-42-56-56s-49-20-77-20-52 6-76 20-42 32-57 56-20 48-20 77 6 51 20 76 32 42 57 56 48 20 76 20z">
          <text:p/>
        </draw:path>
        <draw:path draw:style-name="gr6" draw:text-style-name="P1" draw:layer="Layer4" svg:width="0.305cm" svg:height="0.304cm" svg:x="15.397cm" svg:y="24.019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7.697cm" svg:y="16.95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16.305cm" svg:y="16.95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7.697cm" svg:y="16.01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16.305cm" svg:y="16.01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16.305cm" svg:y="13.376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7.697cm" svg:y="12.436cm" svg:viewBox="0 0 306 305" svg:d="m153 305c28 0 52-6 77-20s41-32 56-56 20-48 20-76-6-52-20-77-32-42-56-56c-25-14-49-20-77-20s-52 6-76 20c-25 14-42 32-57 56s-20 48-20 77 6 51 20 76 32 42 57 56 48 20 76 20z">
          <text:p/>
        </draw:path>
        <draw:path draw:style-name="gr6" draw:text-style-name="P1" draw:layer="Layer4" svg:width="0.305cm" svg:height="0.304cm" svg:x="16.305cm" svg:y="12.436cm" svg:viewBox="0 0 306 305" svg:d="m153 305c28 0 52-6 77-20s41-32 56-56 20-48 20-76-6-52-20-77-32-42-56-56c-25-14-49-20-77-20s-52 6-76 20c-25 14-42 32-57 56s-20 48-20 77 6 51 20 76 32 42 57 56 48 20 76 20z">
          <text:p/>
        </draw:path>
        <draw:path draw:style-name="gr6" draw:text-style-name="P1" draw:layer="Layer4" svg:width="0.305cm" svg:height="0.304cm" svg:x="25.404cm" svg:y="16.01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5.404cm" svg:y="13.376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4.465cm" svg:y="16.018cm" svg:viewBox="0 0 306 305" svg:d="m153 305c28 0 52-6 77-20s41-32 56-56 20-48 20-76-6-52-20-77-32-42-56-56-49-20-77-20-52 6-76 20-42 32-57 56-20 48-20 77 6 51 20 76 32 42 57 56 48 20 76 20z">
          <text:p/>
        </draw:path>
        <draw:path draw:style-name="gr6" draw:text-style-name="P1" draw:layer="Layer4" svg:width="0.305cm" svg:height="0.304cm" svg:x="24.465cm" svg:y="13.376cm" svg:viewBox="0 0 306 305" svg:d="m153 305c28 0 52-6 77-20s41-32 56-56 20-48 20-76-6-52-20-77-32-42-56-56-49-20-77-20-52 6-76 20-42 32-57 56-20 48-20 77 6 51 20 76 32 42 57 56 48 20 76 20z">
          <text:p/>
        </draw:path>
        <draw:path draw:style-name="gr7" draw:text-style-name="P1" draw:layer="Layer4" svg:width="24.639cm" svg:height="17.017cm" svg:x="8.26cm" svg:y="8.272cm" svg:viewBox="0 0 24640 17018" svg:d="m4039 1269c-139 0-65 0-204 0 0 119 0 239 0 357 139 0 65 0 204 0 0 85 0 170 0 254 159 0 195 0 355 0 0-84-1-169 0-254 140 0 62 0 203 0 0-118 0-239 0-357-141 0-63 0-203 0 0-212 0-422 0-635 171 0 413 0 584 0 0-212 0-422 0-634 496 0 1028 0 1524 0 0 212 0 423 0 635 1204 0 2327 0 3531 0 0-212 0-423 0-635 1503 0 3069 0 4572 0 0 212 0 423 0 635 1203 0 2354 0 3556 0-1-212 1-423 0-635 501 0 1016 0 1517 0 0 212 0 423 0 635 169 0 422-1 591-1 0 212 0 423 0 635-138 0-64 0-203 0 0 119 0 239 0 357 139 0 65 0 203 0 2 85-1 170 0 254 160 0 196 0 356 0-1-84 0-169 0-254 140 0 62 0 203 0 0-118 0-239 0-357-141 0-63 0-203 0 0-212 0-422 0-635 171 0 412 0 584 0 0-212 0-422 0-634 499 0 1025 0 1524 0 0 212 0 423 0 635 402 0 869 0 1270 0 0 846 0 1694 0 2540 250 0 387 0 637 0 0 423-1 720-1 1143-250 0-386 0-636 0 0 145 1 439 0 584-250 0-622 0-872 0 0-117 0-86 0-203-140 0-282 0-422 0 0 117 0 86 0 203-109 0-218 0-328 0 0 135 0 221 0 356 110 0 219 0 328 0 0 119 0 85 0 203 140 0 282 0 422 0 0-118 0-84 0-203 250 0 621 0 872 0 1 143 0 441 0 584 250 0 386 0 636 0 2 424-2 717 0 1141-252 0-384 2-636 2 1 1016-1 2032 0 3048 249 0 388 0 637 0 0 426-2 717-2 1143-250 0-385 0-635 0 0 143 1 440 0 584-250 0-622 0-872 0 0-118 0-86 0-203-140 0-282 0-422 0 0 117 0 135 0 203-754 0 432-1-328 0 0 135 0 221 0 356 760-1-426 0 328 0 0 68 0 84 0 203 140 0 282 0 422 0 0-119 0-84 0-203 250 0 621 0 872 0 1 143 0 441 0 584 250 0 387 0 637 0 0 423-2 720-2 1143-250 0-385 0-635 0 0 849 0 1691 0 2540-401 0-868 0-1270 0 0 210 0 425 0 635-499 0-1025 0-1524 0 0-210 0-424 0-634-170 0-413 0-584 0 0-212 0-423 0-634 139 0 64 0 203 0 0-119 0-236 0-354-139 0-64 0-203 0-1-85 1-168 0-252-160 0-197 0-356 0 1 84-1 167 0 252-140 0-63 0-203 0 0 118 0 236 0 354 140 0 63 0 203 0 0 212 0 422 0 634-171 1-419-1-590 0 0 210-1 424-1 634-500 0-1017 0-1517 0 0-210 0-425 0-635-1202 0-2353 0-3556 0 0 210 0 425 0 635-1503 0-3069 0-4572 0 0-210 0-425 0-635-1204 0-2327 0-3531 0 0 210 0 425 0 635-496 0-1028 0-1524 0 0-210 0-424 0-634-171 0-413 0-584 0 0-212 0-423 0-634 139 0 65 0 203 0 0-119 0-236 0-354-138 0-64 0-203 0-1-85 1-168 0-252-160 0-196 0-355 0 0 84 0 167 0 252-140 0-64 0-204 0 0 118 0 236 0 354 140 0 64 0 204 0 0 212 0 422 0 634-171 1-414-1-585 0 0 210 0 424 0 634-501 0-1024 0-1524 0 0-210 0-425 0-635-401 0-894 1-1295 1 0-849 0-1692 0-2541-250 0-382-1-633-1 0-423-2-719-2-1142 251 0 385 0 635 0 1-142 0-442 0-584 251 0 621 0 871 0 0 117 0 86 0 203 141 0 280 0 420 0 0-117 0-86 0-203 100 0 197 0 297 0 0-135 0-221 0-356-100-1-197 0-297 0 0-119 0-85 0-203-139 0-281 0-420 0 0 118 0 84 0 203-251 0-621 0-871 0-1-147 1-438 0-584-250 0-384 0-635 0 0-424 2-721 2-1145 251 0 383 2 633 2 0-1016 0-2032 0-3048-251 0-383-2-634-2 0-424-1-717-1-1141 251 0 384 0 635 0 0-141 0-442 0-584 251 0 621 0 871 0 0 118 0 86 0 203 141 0 280 0 420 0 0-117 0-85 0-203 100 0 197 0 297 0 0-135 0-221 0-356-100 0-197 0-297 0 0-119 0-84 0-203-139 0-281 0-420 0 0 119 0 84 0 203-252 0-619 0-871 0 0-146 0-438 0-584-250 0-384 0-635 0 0-423 0-720 0-1143 251 0 385 0 635 0-1-846 1-1694 0-2540 401 0 894 0 1295 0 0-212 0-423 0-635 501 0 1026 0 1527 0 0 212 0 423 0 635 170 0 411-1 582-1 0 212 0 423 0 635z">
          <text:p text:style-name="P1"><text:s/></text:p>
        </draw:path>
        <draw:path draw:style-name="gr8" draw:text-style-name="P1" draw:layer="Layer4" svg:width="5.079cm" svg:height="0.355cm" svg:x="25.024cm" svg:y="20.134cm" svg:viewBox="0 0 5080 356" svg:d="m178 356c-98 0-178-80-178-178s80-178 178-178c1575 0 3149 0 4724 0 98 0 178 80 178 178s-80 178-178 178c-1575 0-3149 0-4724 0z">
          <text:p/>
        </draw:path>
        <draw:g>
          <draw:path draw:style-name="gr9" draw:text-style-name="P1" draw:layer="Layer4" svg:width="8.889cm" svg:height="17.017cm" draw:transform="rotate (-1.57079632679579) translate (1.778cm -0.00000000000504568009259133cm)" svg:viewBox="0 0 8890 17018" svg:d="m3810 635c0-212 0-423 0-635-1270 0-2540 0-3810 0 0 1057 0 2118 0 3175 212 0 426 0 638 0 0 1270-5 2540-5 3810-212 0-421 0-633 0 0 1016 0 2032 0 3048 212 0 426 0 638 0 0 1270-5 2540-5 3810-212 0-421 0-633 0 0 1058 0 2117 0 3175 1270 0 2540 0 3810 0 0-210 0-425 0-635 847 0 1693 0 2540 0 0 210-2 425-2 635 847 0 1695 0 2542 0 0-1058 0-2117 0-3175-212 0-423 0-635 0 0-423 0-720 0-1143 212 0 423 0 635 0 0-423 0-1099 0-1522-212 0-423 0-635 0 0-423 0-722 0-1145 212 0 423 0 635 0 0-1016 0-2032 0-3048-212 0-423 0-635 0 0-423 0-720 0-1143 212 0 423 0 635 0 0-423 0-1101 0-1524-212 0-423 0-635 0 0-423 0-720 0-1143 212 0 423 0 635 0 0-1057 0-2118 0-3175-847 0-1693 0-2540 0 0 212 0 423 0 635-847 0-1693 0-2540 0z">
            <text:p/>
          </draw:path>
          <draw:path draw:style-name="gr9" draw:text-style-name="P1" draw:layer="Layer4" svg:width="0.405cm" svg:height="0.405cm" draw:transform="rotate (-1.57079632679579) translate (-3.09900000000006cm 8.32799999999994cm)" svg:viewBox="0 0 406 406" svg:d="m203 406c-37 0-69-9-102-27s-55-42-74-74-27-65-27-102 9-69 27-101 42-56 74-75 65-27 102-27 69 9 101 27 56 42 75 75 27 64 27 101-9 69-27 102-42 55-75 74-64 27-101 27z">
            <text:p/>
          </draw:path>
          <draw:path draw:style-name="gr9" draw:text-style-name="P1" draw:layer="Layer4" svg:width="0.405cm" svg:height="0.405cm" draw:transform="rotate (-1.57079632679579) translate (-9.95700000000006cm 8.32799999999994cm)" svg:viewBox="0 0 406 406" svg:d="m203 406c-37 0-69-9-102-27s-55-42-74-74-27-65-27-102 9-69 27-101 42-56 74-75 65-27 102-27 69 9 101 27 56 42 75 75 27 64 27 101-9 69-27 102-42 55-75 74-64 27-101 27z">
            <text:p/>
          </draw:path>
        </draw:g>
        <draw:g>
          <draw:path draw:style-name="gr10" draw:text-style-name="P1" draw:layer="Layer4" svg:width="-0.405cm" svg:height="-0.405cm" svg:x="5.555cm" svg:y="8.794cm" svg:viewBox="0 0 -406 -406" svg:d="m203 406c-37 0-69-9-102-27s-55-42-74-74-27-65-27-102 9-69 27-101 42-56 74-75 65-27 102-27 69 9 101 27 56 42 75 75 27 64 27 101-9 69-27 102-42 55-75 74-64 27-101 27z">
            <text:p/>
          </draw:path>
          <draw:path draw:style-name="gr10" draw:text-style-name="P1" draw:layer="Layer4" svg:width="-0.404cm" svg:height="-0.405cm" svg:x="21.78cm" svg:y="8.794cm" svg:viewBox="0 0 -405 -406" svg:d="m203 406c-37 0-69-9-102-27s-55-42-74-74-27-65-27-102 9-69 27-101 42-56 74-75 65-27 102-27 69 9 101 27 55 42 74 75 27 64 27 101-9 69-27 102-41 55-74 74-64 27-101 27z">
            <text:p/>
          </draw:path>
          <draw:path draw:style-name="gr10" draw:text-style-name="P1" draw:layer="Layer4" svg:width="24.637cm" svg:height="8.896cm" draw:transform="rotate (3.1415926535892) translate (25.781000000003cm 8.89699999999616cm)" svg:viewBox="0 0 24638 8897" svg:d="m22708 8262c0 212 0 423 0 635 401 0 894 0 1295 0 0-1270 0-2543 0-3813 250 0 383-3 633-3 0-847 2-1687 2-2534-250 0-385 0-635 0 0-847 0-1693 0-2540-401 0-894 0-1295 0 0 212 0 423 0 635-499 0-1025 0-1524 0 0-212 0-423 0-635-503 0-1021 0-1524 0-1 212 0 423 0 635-496 0-1028 0-1524 0 0-212 0-423 0-635-1204 0-2327 0-3531 0-1 212 1 423 0 635-1503 0-3069 0-4572 0 0-212 0-423 0-635-1203 0-2353-7-3556-7 0 212 0 430 0 642-500 0-1019 0-1518 0 0-212 0-423 0-635-502 0-1031 0-1533 0 0 212 7 423 7 635-499 0-1029 0-1528 0 0-212 0-423 0-635-401 0-868 0-1270 0 0 847 0 1693 0 2540-250 0-385 0-635 0 0 847 0 1690 0 2537 250 0 385 0 635 0 0 1270 0 2543 0 3813 402 0 869 0 1270 0 0-212 0-423 0-635 1500 0 3072 0 4572 0 0 212 0 423 0 635 1203 0 2353 0 3556 0 0-212 0-423 0-635 1503 0 3069 0 4572 0 0 212 0 423 0 635 1205 0 2327 0 3531 0 0-212 0-423 0-635 1499 0 3073 0 4572 0z">
            <text:p/>
          </draw:path>
        </draw:g>
        <draw:g>
          <draw:path draw:style-name="gr15" draw:text-style-name="P3" draw:layer="Layer4" svg:width="24.638cm" svg:height="17.017cm" svg:x="8.26cm" svg:y="8.272cm" svg:viewBox="0 0 24639 17018" svg:d="m6501 0c0 212 0 422 0 634 1204 0 2327 0 3531 0 0-212 0-422 0-634 1503 0 3069 0 4572 0 0 212 0 422 0 634 1203 0 2354 0 3556 0-1-212 1-422 0-634 1501 0 3071 0 4572 0 0 212 0 422 0 634 402 0 869 0 1270 0 0 846 0 1694 0 2540 250 0 386 0 636 0 2 1270-2 2538 0 3809-252 0-384 1-636 1 1 1016-1 2032 0 3048 249 0 387 0 636 0 0 1271 0 2540 0 3810-250 0-386 0-636 0 0 849 0 1691 0 2540-401 0-868 0-1270 0 0 210 0 426 0 636-1499 0-3072 0-4572 0 0-210 0-426 0-636-1202 0-2353 0-3556 0 0 210 0 426 0 636-1503 0-3069-1-4572-1 0-210 0-425 0-635-1204 0-2327 0-3531 0 0 210 0 426 0 636-1498 0-3074 0-4572 0 0-210 0-426 0-636-401 0-894 0-1295 0 0-849 0-1691 0-2540-250 0-382 0-633 0 0-1270 0-2540 0-3811 251 0 383 1 633 1 0-1016 0-2032 0-3048-251 0-383-1-634-1 0-1271 0-2539 0-3809 251 0 384 0 634 0-1-846 1-1694 0-2540 401 0 894 0 1295 0 0-212 0-422 0-634 1498 0 3073 0 4572 0z">
            <text:p/>
          </draw:path>
          <draw:path draw:style-name="gr16" draw:text-style-name="P3" draw:layer="Layer4" svg:width="2.539cm" svg:height="2.539cm" svg:x="23.501cm" svg:y="16.35cm" svg:viewBox="0 0 2540 2540" svg:d="m1270 2540c234 0 433-53 635-170s348-263 465-465 170-401 170-635-53-433-170-635-263-348-465-465-401-170-635-170-433 53-635 170-348 263-465 465-170 401-170 635 53 433 170 635 263 348 465 465 401 170 635 170z">
            <text:p/>
          </draw:path>
          <draw:path draw:style-name="gr17" draw:text-style-name="P3" draw:layer="Layer4" svg:width="1.523cm" svg:height="1.523cm" svg:x="16.541cm" svg:y="17.874cm" svg:viewBox="0 0 1524 1524" svg:d="m762 1524c140 0 260-32 381-102s209-158 279-279 102-241 102-381-32-260-102-381-158-209-279-279-241-102-381-102-260 32-381 102-209 158-279 279-102 241-102 381 32 260 102 381 158 209 279 279 241 102 381 102z">
            <text:p/>
          </draw:path>
        </draw:g>
        <draw:g>
          <draw:path draw:style-name="gr14" draw:text-style-name="P1" draw:layer="Layer4" svg:width="1.777cm" svg:height="1.777cm" draw:transform="rotate (3.1415926535892) translate (56.5910000000009cm 3.69099999999979cm)" svg:viewBox="0 0 1778 1778" svg:d="m356 1778h1066c196 0 356-160 356-356v-1066c0-196-160-356-356-356h-1066c-196 0-356 160-356 356v1066c0 196 160 356 356 356z">
            <text:p/>
          </draw:path>
          <draw:path draw:style-name="gr14" draw:text-style-name="P1" draw:layer="Layer4" svg:width="-0.381cm" svg:height="-0.381cm" svg:x="54.623cm" svg:y="2.993cm" svg:viewBox="0 0 -382 -382" svg:d="m191 382c35 0 65-8 96-26s52-39 69-69 26-61 26-96-8-65-26-95c-17-31-39-53-69-70s-61-26-96-26-65 8-95 26-53 39-70 70-26 60-26 95 8 65 26 96c17 30 39 52 70 69s60 26 95 26z">
            <text:p/>
          </draw:path>
          <draw:path draw:style-name="gr14" draw:text-style-name="P1" draw:layer="Layer4" svg:width="-0.381cm" svg:height="-0.381cm" svg:x="57.163cm" svg:y="2.993cm" svg:viewBox="0 0 -382 -382" svg:d="m191 382c35 0 65-8 96-26s52-39 69-69 26-61 26-96-8-65-26-95c-17-31-39-53-69-70s-61-26-96-26-65 8-95 26-53 39-70 70-26 60-26 95 8 65 26 96c17 30 39 52 70 69s60 26 95 26z">
            <text:p/>
          </draw:path>
          <draw:path draw:style-name="gr14" draw:text-style-name="P1" draw:layer="Layer4" svg:width="-0.405cm" svg:height="-0.405cm" svg:x="62.161cm" svg:y="8.795cm" svg:viewBox="0 0 -406 -406" svg:d="m203 406c37 0 69-9 102-27s55-42 74-74 27-65 27-102-9-69-27-101-42-56-74-75-65-27-102-27-69 9-101 27-56 42-75 75-27 64-27 101 9 69 27 102 42 55 75 74 64 27 101 27z">
            <text:p/>
          </draw:path>
          <draw:path draw:style-name="gr14" draw:text-style-name="P1" draw:layer="Layer4" svg:width="-0.404cm" svg:height="-0.405cm" svg:x="45.935cm" svg:y="8.795cm" svg:viewBox="0 0 -405 -406" svg:d="m203 406c37 0 69-9 102-27s54-42 73-74 27-65 27-102-9-69-27-101-41-56-73-75-65-27-102-27-69 9-101 27-56 42-75 75-27 64-27 101 9 69 27 102 42 55 75 74 64 27 101 27z">
            <text:p/>
          </draw:path>
          <draw:path draw:style-name="gr14" draw:text-style-name="P1" draw:layer="Layer4" svg:width="1.905cm" svg:height="1.905cm" draw:transform="rotate (3.1415926535892) translate (64.1970000000006cm 6.67499999999943cm)" svg:viewBox="0 0 1906 1906" svg:d="m953 1906c175 0 325-40 477-128s261-197 348-348 128-302 128-477-40-325-128-476c-87-152-197-262-349-349s-301-128-476-128-325 40-477 128-261 197-348 349-128 301-128 476 40 325 128 477 197 261 349 348 301 128 476 128z">
            <text:p/>
          </draw:path>
          <draw:path draw:style-name="gr14" draw:text-style-name="P1" draw:layer="Layer4" svg:width="-1.269cm" svg:height="-1.269cm" svg:x="56.335cm" svg:y="6.736cm" svg:viewBox="0 0 -1270 -1270" svg:d="m635 1270c117 0 216-27 318-85s173-131 232-232 85-201 85-318-27-216-85-317-131-174-232-233-201-85-318-85-216 27-317 85-174 131-233 233-85 200-85 317 27 216 85 318 131 173 233 232 200 85 317 85z">
            <text:p/>
          </draw:path>
          <draw:path draw:style-name="gr14" draw:text-style-name="P1" draw:layer="Layer4" svg:width="4.571cm" svg:height="2.539cm" draw:transform="rotate (3.1415926535892) translate (51.4330000000013cm 7.37299999999979cm)" svg:viewBox="0 0 4572 2540" svg:d="m356 2540h3860c196 0 356-160 356-356v-1828c0-196-160-356-356-356h-3860c-196 0-356 160-356 356v1828c0 196 160 356 356 356z">
            <text:p/>
          </draw:path>
          <draw:path draw:style-name="gr14" draw:text-style-name="P1" draw:layer="Layer4" svg:width="24.637cm" svg:height="8.889cm" draw:transform="rotate (3.1415926535892) translate (66.1670000000015cm 8.88999999999962cm)" svg:viewBox="0 0 24638 8890" svg:d="m1930 8255c0 212 0 423 0 635-401 0-894 0-1295 0 0-1270 0-2543 0-3813-250 0-383-4-633-4 0-847-2-1686-2-2533 250 0 385 0 635 0 0-847 0-1693 0-2540 401 0 894 0 1295 0 0 212 0 423 0 635 499 0 1025 0 1524 0 0-212 0-423 0-635 503 0 1021 0 1524 0 1 212 0 423 0 635 496 0 1028 0 1524 0 0-212 0-423 0-635 1204 0 2327 0 3531 0 1 212-1 423 0 635 1503 0 3069 0 4572 0 0-212 0-423 0-635 1203 0 2353 0 3556 0 0 212 0 423 0 635 500 0 1019 0 1518 0 0-212 0-423 0-635 502 0 1020 0 1530 0 0 212 0 423 0 635 508 0 1025 0 1524 0 0-212 0-423 0-635 401 0 868 0 1270 0 0 847 0 1693 0 2540 250 0 385 0 635 0 0 847 0 1690 0 2537-250 0-385 0-635 0 0 1270 0 2543 0 3813-402 0-869 0-1270 0 0-212 0-423 0-635-1500 0-3072 0-4572 0 0 212 0 423 0 635-1203 0-2353 0-3556 0 0-212 0-423 0-635-1503 0-3069 0-4572 0 0 212 0 423 0 635-1205 0-2327 0-3531 0 0-212 0-423 0-635-1499 0-3073 0-4572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7H13M12S</meta:editing-duration>
    <meta:editing-cycles>42</meta:editing-cycles>
    <meta:generator>OpenOffice.org/3.3$Win32 OpenOffice.org_project/330m20$Build-9567</meta:generator>
    <dc:date>2013-03-04T16:28:45.52</dc:date>
    <dc:creator>Anool Mahidharia</dc:creator>
    <meta:document-statistic meta:object-count="104"/>
  </office:meta>
</office:document-meta>
</file>